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4b6" officeooo:paragraph-rsid="000e14b6"/>
    </style:style>
    <style:style style:name="P2" style:family="paragraph" style:parent-style-name="Standard">
      <style:text-properties officeooo:rsid="000ff7c8" officeooo:paragraph-rsid="000ff7c8"/>
    </style:style>
    <style:style style:name="P3" style:family="paragraph" style:parent-style-name="Standard">
      <style:text-properties officeooo:rsid="00128724" officeooo:paragraph-rsid="00128724"/>
    </style:style>
    <style:style style:name="P4" style:family="paragraph" style:parent-style-name="Standard">
      <style:text-properties officeooo:rsid="0012ffc5" officeooo:paragraph-rsid="0012ffc5"/>
    </style:style>
    <style:style style:name="P5" style:family="paragraph" style:parent-style-name="Standard">
      <style:text-properties officeooo:rsid="001390a4" officeooo:paragraph-rsid="001390a4"/>
    </style:style>
    <style:style style:name="P6" style:family="paragraph" style:parent-style-name="Standard">
      <style:text-properties officeooo:rsid="0017fe5a" officeooo:paragraph-rsid="0017fe5a"/>
    </style:style>
    <style:style style:name="P7" style:family="paragraph" style:parent-style-name="Standard">
      <style:text-properties officeooo:rsid="00182b73" officeooo:paragraph-rsid="00182b73"/>
    </style:style>
    <style:style style:name="P8" style:family="paragraph" style:parent-style-name="Standard">
      <style:text-properties officeooo:rsid="001ac167" officeooo:paragraph-rsid="001ac167"/>
    </style:style>
    <style:style style:name="P9" style:family="paragraph" style:parent-style-name="Standard">
      <style:text-properties officeooo:rsid="001d030b" officeooo:paragraph-rsid="001d030b"/>
    </style:style>
    <style:style style:name="P10" style:family="paragraph" style:parent-style-name="Standard" style:list-style-name="L1">
      <style:text-properties officeooo:rsid="001ac167" officeooo:paragraph-rsid="001ac167"/>
    </style:style>
    <style:style style:name="P11" style:family="paragraph" style:parent-style-name="Standard" style:list-style-name="L2">
      <style:text-properties officeooo:rsid="001d030b" officeooo:paragraph-rsid="001d030b"/>
    </style:style>
    <style:style style:name="P12" style:family="paragraph" style:parent-style-name="Standard">
      <style:text-properties officeooo:rsid="001d030b" officeooo:paragraph-rsid="001d030b"/>
    </style:style>
    <style:style style:name="P13" style:family="paragraph" style:parent-style-name="Standard">
      <style:text-properties officeooo:rsid="0021e63a" officeooo:paragraph-rsid="0021e63a"/>
    </style:style>
    <style:style style:name="T1" style:family="text">
      <style:text-properties officeooo:rsid="0018c32f"/>
    </style:style>
    <style:style style:name="T2" style:family="text">
      <style:text-properties officeooo:rsid="00190b2f"/>
    </style:style>
    <style:style style:name="T3" style:family="text">
      <style:text-properties officeooo:rsid="00198e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ch rev 2 errata</text:p>
      <text:p text:style-name="P1"/>
      <text:p text:style-name="P1">Caps next to charge pump supply are 0402, should be 0805.<text:span text:style-name="T1"> DONE</text:span></text:p>
      <text:p text:style-name="P1">X27.589 footprint missing two mounting posts<text:span text:style-name="T1"> DONE</text:span></text:p>
      <text:p text:style-name="P1">Voltage measurement +12V for ADC missing<text:span text:style-name="T3"> DONE</text:span></text:p>
      <text:p text:style-name="P2">jtag needs to have NRST on pin 9<text:span text:style-name="T1"> DONE</text:span></text:p>
      <text:p text:style-name="P3">Should probably set up the current source on +5V or even +12V. Then divide down the output, maybe bias above GND. Would allow measurement of lower temperatures.<text:span text:style-name="T3"> NO</text:span></text:p>
      <text:p text:style-name="P4">TIM3 CH2 / pin A7 has NO DMA TRIGGER. <text:s/>Must use pin A6.<text:span text:style-name="T2"> DONE</text:span></text:p>
      <text:p text:style-name="P5">Filter on cold junc temp output<text:span text:style-name="T3"> DONE</text:span></text:p>
      <text:p text:style-name="P5">Change AVCC bypass cap to 1.0uF<text:span text:style-name="T3"> DONE</text:span></text:p>
      <text:p text:style-name="P5"/>
      <text:p text:style-name="P5"/>
      <text:p text:style-name="P6">barrel is 12.8mm (cut off), 8.89mm (end)</text:p>
      <text:p text:style-name="P6"/>
      <text:p text:style-name="P7">if you go to a LEMO, there's a junction at the connector. this means temp at the board will be a little wrong. can thermally couple to the frame for best results. standoff distance is set by the double-sided tape, so height of thermal sensor + pad should be the same. then you can mount under frame deliberately.</text:p>
      <text:p text:style-name="P7"/>
      <text:p text:style-name="P8">PCBmodE improvement ticklist</text:p>
      <text:list xml:id="list1685921599" text:style-name="L1">
        <text:list-item>
          <text:p text:style-name="P10">specify pcbmode_config file name from a config file, or refactor how config files are used -- single flat file? overlap?</text:p>
        </text:list-item>
        <text:list-item>
          <text:p text:style-name="P10">origin points for shapes which are not relative to center, but to movement origin</text:p>
        </text:list-item>
      </text:list>
      <text:p text:style-name="P8"/>
      <text:p text:style-name="P9"/>
      <text:p text:style-name="P9">Transform matrices are cascadable. Are they also commutative? No, I don't believe they are. But I think you can condense a whole bunch down into a single transform. At the very least, you should be able to apply a </text:p>
      <text:p text:style-name="P9"/>
      <text:p text:style-name="P9"/>
      <text:p text:style-name="P9">hierarchy:</text:p>
      <text:p text:style-name="P9"/>
      <text:list xml:id="list4055908629" text:style-name="L2">
        <text:list-item>
          <text:p text:style-name="P11">module</text:p>
          <text:list>
            <text:list-item>
              <text:p text:style-name="P11">board</text:p>
              <text:list>
                <text:list-item>
                  <text:p text:style-name="P11">component</text:p>
                  <text:list>
                    <text:list-item>
                      <text:p text:style-name="P11">position x,y</text:p>
                    </text:list-item>
                    <text:list-item>
                      <text:p text:style-name="P11">rotation z</text:p>
                    </text:list-item>
                    <text:list-item>
                      <text:p text:style-name="P11">footprint</text:p>
                      <text:list>
                        <text:list-item>
                          <text:p text:style-name="P11">shape</text:p>
                          <text:list>
                            <text:list-item>
                              <text:p text:style-name="P11">svgpath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p text:style-name="P13">80 foot baseline, 220 foot baseline on elburn (heights?) (this is XR site)</text:p>
      <text:p text:style-name="P13">100, 160, 47.9, 220 9.2 at 130', 6.9 at 165', 14.7 at 105'</text:p>
      <text:p text:style-name="P13">on north aurora: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32:19.871024419</meta:creation-date>
    <meta:editing-duration>P17DT3H18M42S</meta:editing-duration>
    <meta:editing-cycles>13</meta:editing-cycles>
    <meta:generator>LibreOffice/6.2.8.2$Linux_X86_64 LibreOffice_project/20$Build-2</meta:generator>
    <dc:date>2020-05-17T19:53:41.171651380</dc:date>
    <meta:print-date>2020-05-04T14:14:28.557184188</meta:print-date>
    <meta:document-statistic meta:table-count="0" meta:image-count="0" meta:object-count="0" meta:page-count="1" meta:paragraph-count="27" meta:word-count="286" meta:character-count="1531" meta:non-whitespace-character-count="1280"/>
  </office:meta>
</office:document-meta>
</file>